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paragraph-properties fo:margin-top="0.0201in" fo:margin-bottom="0.0201in"/>
      <style:text-properties style:font-name="Courier1" fo:font-size="10pt" style:font-size-asian="10pt" style:font-size-complex="10pt"/>
    </style:style>
    <style:style style:name="P5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weight="normal" fo:background-color="#ffffff" style:font-size-asian="10pt" style:font-size-complex="10pt"/>
    </style:style>
    <style:style style:name="P6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style:font-size-asian="10pt" style:font-size-complex="10pt"/>
    </style:style>
    <style:style style:name="P7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igure">
      <style:paragraph-properties fo:margin-top="0.1402in" fo:margin-bottom="0.0799in" fo:text-align="center" style:justify-single-word="false"/>
    </style:style>
    <style:style style:name="P9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ext_20_body" style:list-style-name="L4">
      <style:paragraph-properties fo:margin-top="0.0201in" fo:margin-bottom="0.0201in"/>
    </style:style>
    <style:style style:name="P12" style:family="paragraph" style:parent-style-name="Text_20_body" style:list-style-name="L4">
      <style:paragraph-properties fo:margin-top="0.0201in" fo:margin-bottom="0.0201in"/>
      <style:text-properties fo:font-weight="bold" style:font-weight-asian="bold" style:font-weight-complex="bold"/>
    </style:style>
    <style:style style:name="P13" style:family="paragraph" style:parent-style-name="Standard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4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style:font-size-asian="10pt" style:font-size-complex="10pt"/>
    </style:style>
    <style:style style:name="P15" style:family="paragraph" style:parent-style-name="Standard" style:list-style-name="L3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style:font-size-asian="10pt" style:font-size-complex="10pt"/>
    </style:style>
    <style:style style:name="P16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weight="normal" fo:background-color="#ffffff" style:font-size-asian="10pt" style:font-size-complex="10pt"/>
    </style:style>
    <style:style style:name="P17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top="0.0201in" fo:margin-bottom="0.0201in" fo:text-align="center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20"><text:span text:style-name="T3"/></text:p>
      <text:p text:style-name="P19">Kozai migration paper outline</text:p>
      <text:p text:style-name="P18"/>
      <text:list xml:id="list32442193" text:style-name="L4">
        <text:list-item>
          <text:p text:style-name="P12">Intro</text:p>
          <text:list>
            <text:list-item>
              <text:p text:style-name="P11">Motivation: Why this is an interesting and important problem</text:p>
              <text:list>
                <text:list-item>
                  <text:p text:style-name="P11">Tidal inflation of jupiter-like planets</text:p>
                  <text:list>
                    <text:list-item>
                      <text:p text:style-name="P11">The timescale(s) for inflation, according to what other people have done.</text:p>
                      <text:list>
                        <text:list-item>
                          <text:p text:style-name="P11">Cite the Gu and Miller papers here.</text:p>
                        </text:list-item>
                      </text:list>
                    </text:list-item>
                    <text:list-item>
                      <text:p text:style-name="P11">Mention systems where tidal inflation of hot Jupiters has been observed.</text:p>
                    </text:list-item>
                  </text:list>
                </text:list-item>
                <text:list-item>
                  <text:p text:style-name="P11">Kozai cycles</text:p>
                  <text:list>
                    <text:list-item>
                      <text:p text:style-name="P11">Cite the papers that explain the theory behind it</text:p>
                    </text:list-item>
                    <text:list-item>
                      <text:p text:style-name="P11">List observed systems where this is in play</text:p>
                    </text:list-item>
                  </text:list>
                </text:list-item>
                <text:list-item>
                  <text:p text:style-name="P11">Kozai migration</text:p>
                  <text:list>
                    <text:list-item>
                      <text:p text:style-name="P11">Cite the papers that explain the theory behind it</text:p>
                    </text:list-item>
                    <text:list-item>
                      <text:p text:style-name="P11">List actual systems where this may be happening</text:p>
                    </text:list-item>
                  </text:list>
                </text:list-item>
                <text:list-item>
                  <text:p text:style-name="P11">Observability</text:p>
                  <text:list>
                    <text:list-item>
                      <text:p text:style-name="P11">I have no clue how feasible observations of any type would be! Come back, fill in later.</text:p>
                    </text:list-item>
                  </text:list>
                </text:list-item>
              </text:list>
            </text:list-item>
            <text:list-item>
              <text:p text:style-name="P11">Background: Who's done what so far</text:p>
              <text:list>
                <text:list-item>
                  <text:p text:style-name="P11">Come back, fill this in later</text:p>
                </text:list-item>
              </text:list>
            </text:list-item>
            <text:list-item>
              <text:p text:style-name="P11">Summary of our unique contributions</text:p>
              <text:list>
                <text:list-item>
                  <text:p text:style-name="P11">Time-periodic gaussian (realistic) tidal energy inputs into an interior structure model</text:p>
                </text:list-item>
              </text:list>
            </text:list-item>
            <text:list-item>
              <text:p text:style-name="P11">Brief outline/table of contents/guide for the rest of the paper</text:p>
            </text:list-item>
          </text:list>
        </text:list-item>
        <text:list-item>
          <text:p text:style-name="P12">Methods</text:p>
          <text:list>
            <text:list-item>
              <text:p text:style-name="P11">The eqns of "stellar" structure we're using/Lagrangian code</text:p>
            </text:list-item>
            <text:list-item>
              <text:p text:style-name="P11">Description of the Bodenheimer Henyey code used for the simulations</text:p>
            </text:list-item>
            <text:list-item>
              <text:p text:style-name="P11">Discuss how I obtained the Jupiter-mass-ish starting models used in these simulations</text:p>
              <text:list>
                <text:list-item>
                  <text:p text:style-name="P11">Maybe provide links to the input models and parameters used?</text:p>
                </text:list-item>
              </text:list>
            </text:list-item>
            <text:list-item>
              <text:p text:style-name="P11">Description of the input parameters to that code (tKozai, efac, etc)</text:p>
              <text:list>
                <text:list-item>
                  <text:p text:style-name="P11">Math description of the energy input form(s)</text:p>
                </text:list-item>
                <text:list-item>
                  <text:p text:style-name="P11">Eqns and physics behind determining what range of efac values to use</text:p>
                </text:list-item>
                <text:list-item>
                  <text:p text:style-name="P11">This section should probably involve a summary table or something!</text:p>
                </text:list-item>
                <text:list-item>
                  <text:p text:style-name="P11">Explain which tKozai values/ranges I used, and why (based on the math/theory of other peoples' papers)</text:p>
                  <text:list>
                    <text:list-item>
                      <text:p text:style-name="P11">Again, maybe provide links to the input models and parameters used for these runs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Results</text:p>
          <text:list>
            <text:list-item>
              <text:p text:style-name="P11">Plots.</text:p>
              <text:list>
                <text:list-item>
                  <text:p text:style-name="P11">Seriously. All of them.</text:p>
                </text:list-item>
              </text:list>
            </text:list-item>
            <text:list-item>
              <text:p text:style-name="P11">Possibly also a link to that internet lookup widget thing I'm going to make.</text:p>
            </text:list-item>
          </text:list>
        </text:list-item>
        <text:list-item>
          <text:p text:style-name="P12">Discussion/Conclusion</text:p>
          <text:list>
            <text:list-item>
              <text:p text:style-name="P11">Fill this in later, when I have a single intelligent or insightful thing to say about any of this</text:p>
            </text:list-item>
          </text:list>
        </text:list-item>
      </text:list>
      <text:p text:style-name="P1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20T03:38:47</meta:creation-date>
    <dc:title>Lab Notebook Entry</dc:title>
    <meta:editing-duration>PT2M10S</meta:editing-duration>
    <meta:editing-cycles>2</meta:editing-cycles>
    <meta:generator>OpenOffice.org/3.3$Unix OpenOffice.org_project/330m20$Build-9567</meta:generator>
    <meta:initial-creator>Laurel Ruhlen</meta:initial-creator>
    <meta:document-statistic meta:table-count="0" meta:image-count="0" meta:object-count="0" meta:page-count="1" meta:paragraph-count="40" meta:word-count="334" meta:character-count="1889"/>
    <dc:date>2013-05-20T03:40:56</dc:date>
    <dc:creator>Laurel Ruhlen</dc:creator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../Library/Application%20Support/OpenOffice.org/3/user/template/Lab%20Notebook%20Entry1.ott" meta:date="2013-05-20T03:38:47"/>
  </office:meta>
</office:document-meta>
</file>